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helly2023" svg:font-family="Shelly2023" style:font-pitch="variable"/>
  </office:font-face-decls>
  <office:automatic-styles>
    <style:style style:name="P1" style:family="paragraph" style:parent-style-name="Standard">
      <style:text-properties style:font-name="Shelly2023" fo:font-size="24pt" officeooo:rsid="00156e7f" officeooo:paragraph-rsid="00156e7f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 is the time for all good men to come to the aid of the party.</text:p>
      <text:p text:style-name="P1"/>
      <text:p text:style-name="P1">The quick brown fox jumps over the lazy dog.</text:p>
      <text:p text:style-name="P1"/>
      <text:p text:style-name="P1">Kerowyn, Kerowyn, where are you going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helly2023" svg:font-family="Shelly2023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1:22:04.961450564</meta:creation-date>
    <dc:date>2023-07-04T21:24:08.305196756</dc:date>
    <meta:editing-duration>PT2M3S</meta:editing-duration>
    <meta:editing-cycles>1</meta:editing-cycles>
    <meta:document-statistic meta:table-count="0" meta:image-count="0" meta:object-count="0" meta:page-count="1" meta:paragraph-count="3" meta:word-count="31" meta:character-count="147" meta:non-whitespace-character-count="119"/>
    <meta:generator>LibreOffice/7.4.6.2$Linux_X86_64 LibreOffice_project/40$Build-2</meta:generator>
  </office:meta>
</office:document-meta>
</file>